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572723D5A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fo:margin-left="-0.3424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0.1667in"/>
    </style:style>
    <style:style style:name="Table1.C" style:family="table-column">
      <style:table-column-properties style:column-width="2.5in"/>
    </style:style>
    <style:style style:name="Table1.D" style:family="table-column">
      <style:table-column-properties style:column-width="1.8389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3986in"/>
    </style:style>
    <style:style style:name="Table1.D5" style:family="table-cell">
      <style:table-cell-properties style:vertical-align="" fo:padding="0.0382in" fo:border="none"/>
    </style:style>
    <style:style style:name="Table1.6" style:family="table-row">
      <style:table-row-properties style:min-row-height="0.3993in"/>
    </style:style>
    <style:style style:name="Table1.7" style:family="table-row">
      <style:table-row-properties style:min-row-height="0.3563in"/>
    </style:style>
    <style:style style:name="Table1.8" style:family="table-row">
      <style:table-row-properties style:min-row-height="0.2681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05b11c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51e08" officeooo:paragraph-rsid="008b1430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5b11cf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paragraph-rsid="008b1430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151e08" officeooo:paragraph-rsid="0065be31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>
      <style:paragraph-properties fo:text-align="start"/>
      <style:text-properties style:text-line-through-style="none" style:font-name="Arial Unicode MS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Arial Unicode MS1" fo:font-size="10pt" fo:font-style="normal" style:text-underline-style="none" fo:font-weight="bold"/>
    </style:style>
    <style:style style:name="P24" style:family="paragraph">
      <style:paragraph-properties fo:text-align="center"/>
      <style:text-properties style:text-line-through-style="none" style:font-name="Arial Unicode MS1" fo:font-size="12pt" fo:font-style="normal" style:text-underline-style="none" fo:font-weight="bold"/>
    </style:style>
    <style:style style:name="P25" style:family="paragraph">
      <style:paragraph-properties fo:text-align="start"/>
      <style:text-properties style:text-line-through-style="none" style:font-name="Arial Unicode MS" fo:font-size="10pt" fo:font-style="normal" style:text-underline-style="none" fo:font-weight="normal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style:text-line-through-style="none" style:font-name="Arial Unicode MS" fo:font-size="8pt" fo:font-style="normal" style:text-underline-style="none" fo:font-weight="normal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gr5" style:family="graphic">
      <style:graphic-properties draw:textarea-vertical-align="middle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fo:border="none" style:wrap="run-through" style:number-wrapped-paragraphs="no-limit" style:vertical-pos="top" style:vertical-rel="paragraph" style:horizontal-pos="from-left" style:horizontal-rel="page-start-margin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Gender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olleg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Admission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Major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FirstMajor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9" form:id="control9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10" form:id="control10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Gender" form:control-implementation="ooo:com.sun.star.form.component.TextField" xml:id="control11" form:id="control11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12" form:id="control12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13" form:id="control13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Major" form:control-implementation="ooo:com.sun.star.form.component.TextField" xml:id="control14" form:id="control14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ream" form:control-implementation="ooo:com.sun.star.form.component.TextField" xml:id="control15" form:id="control15" form:current-value="Stream _ " form:value="Stream 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16" form:id="control16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17" form:id="control17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18" form:id="control18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19" form:id="control19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20" form:id="control20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CertificateTyp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23" form:id="control23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choolCertificateType" form:control-implementation="ooo:com.sun.star.form.component.TextField" xml:id="control24" form:id="control24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tudentNam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egreeName" form:control-implementation="ooo:com.sun.star.form.component.TextField" xml:id="control27" form:id="control27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Advisor" form:control-implementation="ooo:com.sun.star.form.component.TextField" xml:id="control28" form:id="control28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egreeName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Major" form:control-implementation="ooo:com.sun.star.form.component.TextField" xml:id="control31" form:id="control31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Colon" form:control-implementation="ooo:com.sun.star.form.component.TextField" xml:id="control32" form:id="control32" form:current-value=":" form:value=":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" draw:style-name="gr2" draw:text-style-name="P22" svg:width="2.7362in" svg:height="0.1969in" svg:x="1.5709in" svg:y="1.4819in" draw:control="control26"/>
      <draw:control text:anchor-type="page" text:anchor-page-number="1" draw:z-index="6" draw:style-name="gr2" draw:text-style-name="P22" svg:width="2.9858in" svg:height="0.1976in" svg:x="1.552in" svg:y="2.1409in" draw:control="control6"/>
      <draw:control text:anchor-type="page" text:anchor-page-number="1" draw:z-index="7" draw:style-name="gr2" draw:text-style-name="P22" svg:width="1.7717in" svg:height="0.1969in" svg:x="6.052in" svg:y="2.6665in" draw:control="control22"/>
      <draw:control text:anchor-type="page" text:anchor-page-number="1" draw:z-index="8" draw:style-name="gr2" draw:text-style-name="P22" svg:width="2.5831in" svg:height="0.2177in" svg:x="1.5835in" svg:y="2.8528in" draw:control="control21"/>
      <draw:control text:anchor-type="page" text:anchor-page-number="1" draw:z-index="9" draw:style-name="gr2" draw:text-style-name="P22" svg:width="2.6142in" svg:height="0.2177in" svg:x="1.552in" svg:y="3.2063in" draw:control="control7"/>
      <draw:control text:anchor-type="page" text:anchor-page-number="1" draw:z-index="11" draw:style-name="gr2" draw:text-style-name="P23" svg:width="2.6571in" svg:height="0.2378in" svg:x="1.5402in" svg:y="2.472in" draw:control="control29"/>
      <draw:control text:anchor-type="page" text:anchor-page-number="1" draw:z-index="12" draw:style-name="gr2" draw:text-style-name="P22" svg:width="0.5307in" svg:height="0.1969in" svg:x="6.9165in" svg:y="3.2602in" draw:control="control25"/>
      <draw:control text:anchor-type="page" text:anchor-page-number="1" draw:z-index="21" draw:style-name="gr2" draw:text-style-name="P23" svg:width="1.0315in" svg:height="0.1768in" svg:x="0.2598in" svg:y="2.5146in" draw:control="control27"/>
      <draw:control text:anchor-type="page" text:anchor-page-number="1" draw:z-index="23" draw:style-name="gr2" draw:text-style-name="P23" svg:width="0.7571in" svg:height="0.2461in" svg:x="0.2701in" svg:y="2.852in" draw:control="control28"/>
      <draw:control text:anchor-type="page" text:anchor-page-number="1" draw:z-index="24" draw:style-name="gr2" draw:text-style-name="P23" svg:width="0.7941in" svg:height="0.1642in" svg:x="0.2709in" svg:y="1.2307in" draw:control="control23"/>
      <draw:control text:anchor-type="page" text:anchor-page-number="1" draw:z-index="26" draw:style-name="gr2" draw:text-style-name="P24" svg:width="3.1043in" svg:height="0.1571in" svg:x="3.0311in" svg:y="0.6146in" draw:control="control17"/>
      <draw:control text:anchor-type="page" text:anchor-page-number="1" draw:z-index="27" draw:style-name="gr8" draw:text-style-name="P25" svg:width="0.7606in" svg:height="0.2295in" svg:x="0.2709in" svg:y="0.8543in" draw:control="control18"/>
      <draw:control text:anchor-type="page" text:anchor-page-number="1" draw:z-index="28" draw:style-name="gr9" draw:text-style-name="P25" svg:width="1.9059in" svg:height="0.2106in" svg:x="1.1256in" svg:y="0.8634in" draw:control="control19"/>
      <draw:control text:anchor-type="page" text:anchor-page-number="1" draw:z-index="29" draw:style-name="gr2" draw:text-style-name="P24" svg:width="3.115in" svg:height="0.2189in" svg:x="3.0311in" svg:y="0.3437in" draw:control="control20"/>
      <draw:control text:anchor-type="page" text:anchor-page-number="1" draw:z-index="31" draw:style-name="gr2" draw:text-style-name="P22" svg:width="0.6386in" svg:height="0.1969in" svg:x="6.0902in" svg:y="3.2807in" draw:control="control30"/>
      <draw:control text:anchor-type="page" text:anchor-page-number="1" draw:z-index="32" draw:style-name="gr8" draw:text-style-name="P27" svg:width="0.065in" svg:height="0.2398in" svg:x="5.9138in" svg:y="2.0965in" draw:control="control32"/>
      <text:p text:style-name="P2"><draw:frame draw:style-name="fr1" draw:name="Image2" text:anchor-type="paragraph" svg:x="-0.3028in" svg:y="-0.9398in" svg:width="0.6362in" svg:height="0.6673in" draw:z-index="33"><draw:image xlink:href="Pictures/100002010000004B000000572723D5A5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<draw:control text:anchor-type="paragraph" draw:z-index="15" draw:style-name="gr4" draw:text-style-name="P23" svg:width="0.615in" svg:height="0.2087in" svg:x="4.05in" svg:y="0.2598in" draw:control="control11"/><draw:control text:anchor-type="paragraph" draw:z-index="14" draw:style-name="gr5" draw:text-style-name="P23" svg:width="0.6878in" svg:height="0.2087in" svg:x="0.0382in" svg:y="0.2681in" draw:control="control10"/><draw:control text:anchor-type="paragraph" draw:z-index="18" draw:style-name="gr5" draw:text-style-name="P23" svg:width="0.7295in" svg:height="0.2713in" svg:x="0.0484in" svg:y="0.8701in" draw:control="control14"/><draw:control text:anchor-type="paragraph" draw:z-index="20" draw:style-name="gr4" draw:text-style-name="P23" svg:width="1.8024in" svg:height="0.7531in" svg:x="4.0516in" svg:y="1.1799in" draw:control="control24"/></text:p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0" draw:style-name="gr1" draw:text-style-name="P22" svg:width="1.2496in" svg:height="0.1976in" draw:control="control1"/></text:p>
          </table:table-cell>
          <table:table-cell table:style-name="Table1.A1" office:value-type="string">
            <text:p text:style-name="P14"><draw:control text:anchor-type="paragraph" draw:z-index="13" draw:style-name="gr4" draw:text-style-name="P23" svg:width="1.8004in" svg:height="0.1705in" svg:x="4.05in" svg:y="0in" draw:control="control9"/><draw:control text:anchor-type="paragraph" draw:z-index="25" draw:style-name="gr5" draw:text-style-name="P24" svg:width="3.0996in" svg:height="0.198in" svg:x="-1.0398in" svg:y="-1.0654in" draw:control="control16"/></text:p>
          </table:table-cell>
          <table:table-cell table:style-name="Table1.B1" office:value-type="string">
            <text:p text:style-name="P21">:</text:p>
          </table:table-cell>
          <table:table-cell table:style-name="Table1.A1" office:value-type="string">
            <text:p text:style-name="P20"><draw:control text:anchor-type="as-char" draw:z-index="1" draw:style-name="gr1" draw:text-style-name="P22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21">:</text:p>
          </table:table-cell>
          <table:table-cell table:style-name="Table1.A1" office:value-type="string">
            <text:p text:style-name="P20"><draw:control text:anchor-type="as-char" draw:z-index="3" draw:style-name="gr1" draw:text-style-name="P22" svg:width="1.1815in" svg:height="0.1969in" draw:control="control3"/></text:p>
          </table:table-cell>
        </table:table-row>
        <table:table-row>
          <table:table-cell table:style-name="Table1.A1" office:value-type="string">
            <text:p text:style-name="P14"><draw:control text:anchor-type="paragraph" draw:z-index="16" draw:style-name="gr6" draw:text-style-name="P23" svg:width="0.6898in" svg:height="0.1776in" svg:x="0.0362in" svg:y="0.022in" draw:control="control13"/></text:p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4" draw:style-name="gr1" draw:text-style-name="P22" svg:width="2.8823in" svg:height="0.2406in" draw:control="control4"/></text:p>
          </table:table-cell>
          <table:table-cell table:style-name="Table1.A1" office:value-type="string">
            <text:p text:style-name="P14"><draw:control text:anchor-type="paragraph" draw:z-index="17" draw:style-name="gr4" draw:text-style-name="P23" svg:width="1.2213in" svg:height="0.2295in" svg:x="4.05in" svg:y="0.0098in" draw:control="control12"/></text:p>
          </table:table-cell>
          <table:table-cell table:style-name="Table1.B1" office:value-type="string">
            <text:p text:style-name="P21">:</text:p>
          </table:table-cell>
          <table:table-cell table:style-name="Table1.A1" office:value-type="string">
            <text:p text:style-name="P20"><draw:control text:anchor-type="as-char" draw:z-index="5" draw:style-name="gr3" draw:text-style-name="P22" svg:width="2.2996in" svg:height="0.2598in" draw:control="control5"/>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20"><draw:control text:anchor-type="paragraph" draw:z-index="19" draw:style-name="gr4" draw:text-style-name="P23" svg:width="0.6878in" svg:height="0.1776in" svg:x="4.05in" svg:y="0.0201in" draw:control="control31"/>: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5"><text:s/>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20"><draw:control text:anchor-type="as-char" draw:z-index="10" draw:style-name="gr1" draw:text-style-name="P22" svg:width="2.0823in" svg:height="0.2406in" draw:control="control8"/></text:p>
          </table:table-cell>
        </table:table-row>
        <table:table-row table:style-name="Table1.5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/>
          </table:table-cell>
          <table:table-cell table:style-name="Table1.D5" table:number-rows-spanned="2" office:value-type="string">
            <text:p text:style-name="P16"/>
          </table:table-cell>
          <table:table-cell table:style-name="Table1.B1" table:number-rows-spanned="2" office:value-type="string">
            <text:p text:style-name="P21">:</text:p>
          </table:table-cell>
          <table:table-cell table:style-name="Table1.A1" table:number-rows-spanned="2" office:value-type="string">
            <text:p text:style-name="P20"/>
          </table:table-cell>
        </table:table-row>
        <table:table-row table:style-name="Table1.6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draw:control text:anchor-type="paragraph" draw:z-index="22" draw:style-name="gr7" draw:text-style-name="P23" svg:width="1.0524in" svg:height="0.2713in" svg:x="4.05in" svg:y="0in" draw:control="control15"/></text:p>
          </table:table-cell>
          <table:table-cell table:style-name="Table1.B1" office:value-type="string">
            <text:p text:style-name="P21">:</text:p>
          </table:table-cell>
          <table:table-cell table:style-name="Table1.B1" office:value-type="string">
            <text:p text:style-name="P18"><text:s text:c="3"/></text:p>
          </table:table-cell>
        </table:table-row>
        <table:table-row table:style-name="Table1.8">
          <table:table-cell table:style-name="Table1.A1" office:value-type="string">
            <text:p text:style-name="P7"><draw:line text:anchor-type="paragraph" draw:z-index="30" draw:style-name="gr10" draw:text-style-name="P26" svg:x1="0.6217in" svg:y1="0.011in" svg:x2="7.3614in" svg:y2="0.011in"><text:p/></draw:line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1"><text:span text:style-name="T2"><text:s text:c="7"/></text:span><text:span text:style-name="T1"><text:tab/><text:tab/><text:tab/><text:tab/><text:tab/></text:span></text:p>
      <text:p text:style-name="P12"/>
      <text:p text:style-name="P13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9-03-03T13:04:17.441000000</dc:date>
    <meta:editing-duration>P22DT11H36M26S</meta:editing-duration>
    <meta:editing-cycles>163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21" meta:word-count="11" meta:character-count="29" meta:non-whitespace-character-count="11"/>
  </office:meta>
</office:document-meta>
</file>